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ccac" officeooo:paragraph-rsid="0003c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la García Par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2:44:14.757547217</meta:creation-date>
    <meta:generator>LibreOffice/6.0.7.3$Linux_X86_64 LibreOffice_project/00m0$Build-3</meta:generator>
    <dc:date>2021-09-17T12:47:38.436409482</dc:date>
    <meta:editing-duration>PT19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</office:meta>
</office:document-meta>
</file>